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fo:font-weight="bold" officeooo:rsid="000df7ee" officeooo:paragraph-rsid="000df7ee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fo:font-size="20pt" fo:font-weight="bold" officeooo:rsid="000eb27a" officeooo:paragraph-rsid="001089a4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bold" officeooo:rsid="000eb27a" officeooo:paragraph-rsid="001089a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weight="bold" officeooo:rsid="001089a4" officeooo:paragraph-rsid="001089a4" style:font-size-asian="20pt" style:font-weight-asian="bold" style:font-size-complex="20pt" style:font-weight-complex="bold"/>
    </style:style>
    <style:style style:name="P5" style:family="paragraph" style:parent-style-name="Standard">
      <style:text-properties fo:font-size="12pt" fo:font-weight="bold" officeooo:rsid="000eb27a" officeooo:paragraph-rsid="000eb27a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089a4" officeooo:paragraph-rsid="001089a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25e50" officeooo:paragraph-rsid="00125e50" style:font-size-asian="14pt" style:font-weight-asian="normal" style:font-size-complex="14pt" style:font-weight-complex="normal"/>
    </style:style>
    <style:style style:name="P9" style:family="paragraph" style:parent-style-name="Standard" style:list-style-name="L1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text-properties fo:font-size="12pt" fo:font-weight="normal" officeooo:rsid="000eb27a" officeooo:paragraph-rsid="001089a4" style:font-size-asian="10.5pt" style:font-weight-asian="normal" style:font-size-complex="12pt" style:font-weight-complex="normal"/>
    </style:style>
    <style:style style:name="P11" style:family="paragraph" style:parent-style-name="Standard" style:list-style-name="L3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13" style:family="paragraph" style:parent-style-name="Standard" style:list-style-name="L5">
      <style:text-properties fo:font-size="12pt" fo:font-weight="normal" officeooo:rsid="000eb27a" officeooo:paragraph-rsid="000eb27a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text-properties fo:font-size="12pt" fo:font-weight="bold" officeooo:rsid="000eb27a" officeooo:paragraph-rsid="000eb27a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position="super 58%" fo:font-size="14pt" fo:font-weight="normal" officeooo:rsid="00125e50" officeooo:paragraph-rsid="00125e50" style:font-size-asian="14pt" style:font-weight-asian="normal" style:font-size-complex="14pt" style:font-weight-complex="normal"/>
    </style:style>
    <style:style style:name="T1" style:family="text">
      <style:text-properties officeooo:rsid="000eb27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89a4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nanse <text:span text:style-name="T1">– wykład:</text:span></text:p>
      <text:p text:style-name="P1"/>
      <text:p text:style-name="P5">O przedmiocie: </text:p>
      <text:p text:style-name="P5"/>
      <text:p text:style-name="P5">Przowadząca: Agnieszka Moskal (<text:a xlink:type="simple" xlink:href="mailto:agnieszka.moskal@tu.koszalin.pl" text:style-name="Internet_20_link" text:visited-style-name="Visited_20_Internet_20_Link">agnieszka.moskal@tu.koszalin.pl</text:a>)</text:p>
      <text:p text:style-name="P5"/>
      <text:p text:style-name="P5">Zagadnienia:<text:span text:style-name="T2"/></text:p>
      <text:list xml:id="list1912854228" text:style-name="L1">
        <text:list-item>
          <text:p text:style-name="P9">Istota I funkcje finansów; podstawowe kategorie finans<text:span text:style-name="T3">owe</text:span></text:p>
        </text:list-item>
        <text:list-item>
          <text:p text:style-name="P9">Pięniądz I jego rola w gospodarce rynkowej. Emporyczna I teorytyczna definicja pieniądza</text:p>
        </text:list-item>
        <text:list-item>
          <text:p text:style-name="P9">System bankowy – zadania. Funkcje, podmioty/ Struktura systemu bankowego. Polityka NBP. Specyfika banku centralnego. Cele I strategie polityki monetarnej. Instrumenty polityki monetarnej. Banki komercyjne.</text:p>
        </text:list-item>
        <text:list-item>
          <text:p text:style-name="P9">Finance publiczne. Pojęcie, istota oraz funkcje budżetu panstwa. Dochody I wydatki publiczne. Równowaga budżetowa, deficyt I dług publiczny. Finanse regionalne I lokalne. Zasady dysponowania środkami publicznymi.</text:p>
        </text:list-item>
        <text:list-item>
          <text:p text:style-name="P9">Finansy przedsiębiorstw</text:p>
        </text:list-item>
        <text:list-item>
          <text:p text:style-name="P9">Finance przedsiębiorstw domowych, Pojęcie, funkcje oraz klasyfikacja gospodarstw domowych. Obszary decyzyjne gospodarstw domowych. Budżet gospodarstwa domowego.</text:p>
        </text:list-item>
        <text:list-item>
          <text:p text:style-name="P9">Rynkowy system finansowy i jego struktura.</text:p>
        </text:list-item>
        <text:list-item>
          <text:p text:style-name="P9">Rynek kapitalowy w Polsce.</text:p>
        </text:list-item>
        <text:list-item>
          <text:p text:style-name="P9">–</text:p>
        </text:list-item>
      </text:list>
      <text:p text:style-name="P6"/>
      <text:p text:style-name="P5">Literatura:</text:p>
      <text:list xml:id="list492456310" text:style-name="L2">
        <text:list-item>
          <text:p text:style-name="P14">Podstawowa</text:p>
        </text:list-item>
      </text:list>
      <text:list text:style-name="L3">
        <text:list-item>
          <text:list>
            <text:list-item>
              <text:p text:style-name="P11">Podstawka M. – Finance (PWN, 2017)</text:p>
            </text:list-item>
            <text:list-item>
              <text:p text:style-name="P11">Sierpińska M. – Metody podejmowania decyzji finansowych (PWN, 2007)</text:p>
            </text:list-item>
            <text:list-item>
              <text:p text:style-name="P11">System finansowy w Polsce (PWN 2008)</text:p>
            </text:list-item>
          </text:list>
        </text:list-item>
      </text:list>
      <text:list text:continue-list="list492456310" text:style-name="L2">
        <text:list-item>
          <text:p text:style-name="P14">Uzupelniająca</text:p>
        </text:list-item>
      </text:list>
      <text:list text:style-name="L4">
        <text:list-item>
          <text:list>
            <text:list-item>
              <text:p text:style-name="P12">Rynkowe instrumenty finansowe (PWN 2010)</text:p>
            </text:list-item>
          </text:list>
        </text:list-item>
      </text:list>
      <text:p text:style-name="P6"><text:tab/>…</text:p>
      <text:p text:style-name="P5"/>
      <text:p text:style-name="P5">Warunki zaliczenia:</text:p>
      <text:p text:style-name="P6"/>
      <text:list text:style-name="L5">
        <text:list-item>
          <text:p text:style-name="P13">Egzamin pisemny – min 60%</text:p>
        </text:list-item>
        <text:list-item>
          <text:p text:style-name="P13">Aktywność na zajęciach (max 5 punktów)</text:p>
        </text:list-item>
      </text:list>
      <text:list text:continue-list="list1912854228" text:style-name="L1">
        <text:list-header>
          <text:p text:style-name="P10"/>
          <text:p text:style-name="P10"/>
        </text:list-header>
      </text:list>
      <text:p text:style-name="P2">Istota I funkcje finansów. </text:p>
      <text:p text:style-name="P3"><text:span text:style-name="T3">P</text:span>odstawowe kategorie finans<text:span text:style-name="T3">owe.</text:span></text:p>
      <text:p text:style-name="P3"/>
      <text:p text:style-name="P4">Finanse <text:span text:style-name="T5">– stosunki ekonomiczne (ogół zjawisk i procesów pieniężnych) polegające na gromadzeniu, podziale i wydatkowaniu zasobów pieniężnych.</text:span><text:span text:style-name="T4"> </text:span></text:p>
      <text:p text:style-name="P7">Przedmiotem zainteresowania finansów jest ruch pieniądza, jego tworzenie, cyrkulacja między różnymi podmiowami prywatnymi I publicznymi.</text:p>
      <text:p text:style-name="P7"/>
      <text:p text:style-name="P7">Ujęcie podmiotowe finansów:</text:p>
      <text:p text:style-name="P7">Finanse przedsiębiorstw – nauka i praktyka obejmująca operacje finansowe realizowane przez przedsiębiorswa.</text:p>
      <text:p text:style-name="P7">Finanse publiczne</text:p>
      <text:p text:style-name="P7">Finanse osobiste</text:p>
      <text:p text:style-name="P7">Finanse ubezpieczeń</text:p>
      <text:p text:style-name="P7">Rynki finansowe</text:p>
      <text:p text:style-name="P7">Bankowość</text:p>
      <text:p text:style-name="P7"/>
      <text:p text:style-name="P7"/>
      <text:p text:style-name="P7">----------</text:p>
      <text:p text:style-name="P8">Agregat M0 – Ogółna gótówka w obiegu + Środki na rachunkach bieżących + Środki na rachunkach rezerwy utrzymane przez mrajowe MIF</text:p>
      <text:p text:style-name="P8">Agregat M1 – Pieniądz gotowkowy w obiegu (poza kasami banków) + depozyty i inne zobowiązania bieżące</text:p>
      <text:p text:style-name="P7"/>
      <text:p text:style-name="P8">Agregat M2 – M1 + <text:s/>depozyty i inne zobowiązania terminem do 2 lat + depozyty z terminem wypowiedzenia do 3 miesięcy</text:p>
      <text:p text:style-name="P7"/>
      <text:p text:style-name="P8">Agregat M3 – M2 + Operacje z przyrzeczeniem wykupu + dłużne papiery wartościowe z terminem pierwotnym do 2 lat + jednostki uczesnictwa w funduszach tynku pieniężnego.</text:p>
      <text:p text:style-name="P8"/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1:29:29.216669725</meta:creation-date>
    <dc:date>2023-10-17T08:43:12.988242809</dc:date>
    <meta:editing-duration>PT1H50M51S</meta:editing-duration>
    <meta:editing-cycles>6</meta:editing-cycles>
    <meta:generator>LibreOffice/7.5.7.1$Linux_X86_64 LibreOffice_project/50$Build-1</meta:generator>
    <meta:document-statistic meta:table-count="0" meta:image-count="0" meta:object-count="0" meta:page-count="2" meta:paragraph-count="40" meta:word-count="304" meta:character-count="2310" meta:non-whitespace-character-count="2046"/>
  </office:meta>
</office:document-meta>
</file>